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a11" officeooo:paragraph-rsid="000b6a11"/>
    </style:style>
    <style:style style:name="T1" style:family="text">
      <style:text-properties officeooo:rsid="000d4dca"/>
    </style:style>
    <style:style style:name="T2" style:family="text">
      <style:text-properties officeooo:rsid="000f5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:</text:p>
      <text:p text:style-name="P1">- id: String Id of the object</text:p>
      <text:p text:style-name="P1">- name: String {{optional}} Name of the object</text:p>
      <text:p text:style-name="P1">- partnerList : List(id) Ordered list (desc) of ideal partners</text:p>
      <text:p text:style-name="P1">- rank: List(Double) Value of the partner with the same order in the partnerList (Double is from 0 to 1)</text:p>
      <text:p text:style-name="P1">- max<text:span text:style-name="T1">Matches</text:span>: int <text:span text:style-name="T1">Value of the maximum matches for this object (e.g. mongam marriage example: 1)</text:span></text:p>
      <text:p text:style-name="P1">- <text:span text:style-name="T1">side: int Value on which side the object is in the matching (e.g. female/male, student/university,...)</text:span></text:p>
      <text:p text:style-name="P1">* <text:span text:style-name="T1">hasPropposedTo: List(id) List of ids of Objects which this objects has propposed to</text:span></text:p>
      <text:p text:style-name="P1">* <text:span text:style-name="T1">gotProppossedBy: List(id) List of ids of Objects which proppossed to me</text:span></text:p>
      <text:p text:style-name="P1">* <text:span text:style-name="T1">tmpMatch: List(id) List of temporary matches of the objects</text:span></text:p>
      <text:p text:style-name="P1">* <text:span text:style-name="T1">active: Boolean If this object can still proposse</text:span></text:p>
      <text:p text:style-name="P1"/>
      <text:p text:style-name="P1">- <text:span text:style-name="T2">are params which are created by the first script</text:span></text:p>
      <text:p text:style-name="P1">* <text:span text:style-name="T2">are params which are created by NetLo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s </meta:initial-creator>
    <meta:creation-date>2016-04-06T12:19:13.718301240</meta:creation-date>
    <dc:date>2016-04-06T12:34:16.270292113</dc:date>
    <dc:creator>clemens </dc:creator>
    <meta:editing-duration>PT4M4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41" meta:character-count="809" meta:non-whitespace-character-count="681"/>
  </office:meta>
</office:document-meta>
</file>